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5" style:family="table-cell" style:parent-style-name="_201_nfasis3" style:data-style-name="N0">
      <style:table-cell-properties style:vertical-align="middle" fo:background-color="#1B587C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6" style:family="table-cell" style:parent-style-name="_201_nfasis1" style:data-style-name="N0">
      <style:table-cell-properties style:vertical-align="middle" fo:background-color="#F07F09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7" style:family="table-cell" style:parent-style-name="Bueno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_201_nfasis5" style:data-style-name="N0">
      <style:table-cell-properties fo:background-color="#604878"/>
      <style:text-properties fo:color="#FFFFFF" style:font-name="Calibri" style:font-name-asian="Calibri" style:font-name-complex="Calibri" style:font-family-generic="swiss"/>
    </style:style>
    <style:style style:name="ce9" style:family="table-cell" style:parent-style-name="_201_nfasis3" style:data-style-name="N0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ce10" style:family="table-cell" style:parent-style-name="_201_nfasis1" style:data-style-name="N0">
      <style:table-cell-properties fo:background-color="#F07F09"/>
      <style:text-properties fo:color="#FFFFFF" style:font-name="Calibri" style:font-name-asian="Calibri" style:font-name-complex="Calibri" style:font-family-generic="swiss"/>
    </style:style>
    <style:style style:name="ce11" style:family="table-cell" style:parent-style-name="_201_nfasis5" style:data-style-name="N0">
      <style:table-cell-properties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12" style:family="table-cell" style:parent-style-name="_201_nfasis3" style:data-style-name="N14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ce13" style:family="table-cell" style:parent-style-name="_54_0_37__32_-_32__201_nfasis1" style:data-style-name="N0">
      <style:table-cell-properties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_54_0_37__32_-_32__201_nfasis1" style:data-style-name="N0">
      <style:table-cell-properties fo:border-top="thin solid #F07F09" fo:border-bottom="none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_54_0_37__32_-_32__201_nfasis1" style:data-style-name="N0">
      <style:table-cell-properties fo:border-top="thin solid #F07F09" fo:border-bottom="none" fo:border-left="none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_54_0_37__32_-_32__201_nfasis1" style:data-style-name="N0">
      <style:table-cell-properties fo:border-top="none" fo:border-bottom="none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_54_0_37__32_-_32__201_nfasis1" style:data-style-name="N0">
      <style:table-cell-properties fo:border-top="none" fo:border-bottom="thin solid #F07F09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_54_0_37__32_-_32__201_nfasis1" style:data-style-name="N0">
      <style:table-cell-properties fo:border-top="none" fo:border-bottom="thin solid #F07F09" fo:border-left="none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_54_0_37__32_-_32__201_nfasis1" style:data-style-name="N0">
      <style:table-cell-properties fo:border-top="thin solid #F07F09" fo:border-bottom="none" fo:border-left="none" fo:border-right="none" fo:background-color="#FAB067"/>
      <style:text-properties style:font-name="Calibri" style:font-name-asian="Calibri" style:font-name-complex="Calibri" style:font-family-generic="swiss"/>
    </style:style>
    <style:style style:name="ce20" style:family="table-cell" style:parent-style-name="_201_nfasis3" style:data-style-name="N14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ce21" style:family="table-cell" style:parent-style-name="_54_0_37__32_-_32__201_nfasis1" style:data-style-name="N14">
      <style:table-cell-properties fo:background-color="#FAB067"/>
      <style:text-properties style:font-name="Calibri" style:font-name-asian="Calibri" style:font-name-complex="Calibri" style:font-family-generic="swiss"/>
    </style:style>
    <style:style style:name="ce22" style:family="table-cell" style:parent-style-name="_54_0_37__32_-_32__201_nfasis1" style:data-style-name="N14">
      <style:table-cell-properties fo:border-top="none" fo:border-bottom="thin solid #F07F09" fo:border-left="none" fo:border-right="none" fo:background-color="#FAB067"/>
      <style:text-properties style:font-name="Calibri" style:font-name-asian="Calibri" style:font-name-complex="Calibri" style:font-family-generic="swiss"/>
    </style:style>
    <style:style style:name="ce23" style:family="table-cell" style:parent-style-name="_201_nfasis2" style:data-style-name="N0">
      <style:table-cell-properties fo:border-top="thin solid #1B587C" fo:border-bottom="none" fo:border-left="thin solid #1B587C" fo:border-right="none" fo:background-color="#9F2936"/>
      <style:text-properties fo:color="#FFFFFF" style:font-name="Calibri" style:font-name-asian="Calibri" style:font-name-complex="Calibri" style:font-family-generic="swiss"/>
    </style:style>
    <style:style style:name="ce24" style:family="table-cell" style:parent-style-name="_201_nfasis2" style:data-style-name="N0">
      <style:table-cell-properties fo:border-top="thin solid #1B587C" fo:border-bottom="none" fo:border-left="none" fo:border-right="none" fo:background-color="#9F2936"/>
      <style:text-properties fo:color="#FFFFFF" style:font-name="Calibri" style:font-name-asian="Calibri" style:font-name-complex="Calibri" style:font-family-generic="swiss"/>
    </style:style>
    <style:style style:name="ce25" style:family="table-cell" style:parent-style-name="_201_nfasis2" style:data-style-name="N0">
      <style:table-cell-properties fo:border-top="thin solid #1B587C" fo:border-bottom="none" fo:border-left="none" fo:border-right="none" style:vertical-align="middle" fo:background-color="#9F2936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26" style:family="table-cell" style:parent-style-name="_201_nfasis3" style:data-style-name="N14">
      <style:table-cell-properties style:vertical-align="middle" fo:background-color="#1B587C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27" style:family="table-cell" style:parent-style-name="_201_nfasis5" style:data-style-name="N0">
      <style:table-cell-properties fo:border-top="thin solid #604878" fo:border-bottom="none" fo:border-left="thin solid #604878" fo:border-right="none"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28" style:family="table-cell" style:parent-style-name="_201_nfasis5" style:data-style-name="N0">
      <style:table-cell-properties fo:border-top="thin solid #604878" fo:border-bottom="none" fo:border-left="none" fo:border-right="none"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29" style:family="table-cell" style:parent-style-name="_201_nfasis5" style:data-style-name="N0">
      <style:table-cell-properties fo:border-top="thin solid #604878" fo:border-bottom="none" fo:border-left="none" fo:border-right="thin solid #604878" fo:background-color="#604878"/>
      <style:text-properties fo:color="#FFFFFF" style:font-name="Calibri" style:font-name-asian="Calibri" style:font-name-complex="Calibri" style:font-family-generic="swiss"/>
    </style:style>
    <style:style style:name="ce30" style:family="table-cell" style:parent-style-name="_201_nfasis3" style:data-style-name="N14">
      <style:table-cell-properties fo:border-top="none" fo:border-bottom="none" fo:border-left="none" fo:border-right="thin solid #604878" fo:background-color="#1B587C"/>
      <style:text-properties fo:color="#FFFFFF" style:font-name="Calibri" style:font-name-asian="Calibri" style:font-name-complex="Calibri" style:font-family-generic="swiss"/>
    </style:style>
    <style:style style:name="ce31" style:family="table-cell" style:parent-style-name="_54_0_37__32_-_32__201_nfasis4" style:data-style-name="N0">
      <style:table-cell-properties fo:border-top="none" fo:border-bottom="none" fo:border-left="thin solid #C19859" fo:border-right="none" fo:background-color="#8DC182"/>
      <style:text-properties style:font-name="Calibri" style:font-name-asian="Calibri" style:font-name-complex="Calibri" style:font-family-generic="swiss"/>
    </style:style>
    <style:style style:name="ce32" style:family="table-cell" style:parent-style-name="_54_0_37__32_-_32__201_nfasis4" style:data-style-name="N0">
      <style:table-cell-properties fo:background-color="#8DC182"/>
      <style:text-properties style:font-name="Calibri" style:font-name-asian="Calibri" style:font-name-complex="Calibri" style:font-family-generic="swiss"/>
    </style:style>
    <style:style style:name="ce33" style:family="table-cell" style:parent-style-name="_54_0_37__32_-_32__201_nfasis4" style:data-style-name="N0">
      <style:table-cell-properties fo:border-top="none" fo:border-bottom="thin solid #C19859" fo:border-left="thin solid #C19859" fo:border-right="none" fo:background-color="#8DC182"/>
      <style:text-properties style:font-name="Calibri" style:font-name-asian="Calibri" style:font-name-complex="Calibri" style:font-family-generic="swiss"/>
    </style:style>
    <style:style style:name="ce34" style:family="table-cell" style:parent-style-name="_54_0_37__32_-_32__201_nfasis4" style:data-style-name="N0">
      <style:table-cell-properties fo:border-top="none" fo:border-bottom="thin solid #C19859" fo:border-left="none" fo:border-right="none" fo:background-color="#8DC182"/>
      <style:text-properties style:font-name="Calibri" style:font-name-asian="Calibri" style:font-name-complex="Calibri" style:font-family-generic="swiss"/>
    </style:style>
    <style:style style:name="ce35" style:family="table-cell" style:parent-style-name="_201_nfasis4" style:data-style-name="N0">
      <style:table-cell-properties fo:border-top="thin solid #C19859" fo:border-bottom="none" fo:border-left="thin solid #C19859" fo:border-right="none" fo:background-color="#4E8542"/>
      <style:text-properties fo:color="#FFFFFF" style:font-name="Calibri" style:font-name-asian="Calibri" style:font-name-complex="Calibri" style:font-family-generic="swiss"/>
    </style:style>
    <style:style style:name="ce36" style:family="table-cell" style:parent-style-name="_201_nfasis4" style:data-style-name="N0">
      <style:table-cell-properties fo:border-top="thin solid #C19859" fo:border-bottom="none" fo:border-left="none" fo:border-right="none" fo:background-color="#4E8542"/>
      <style:text-properties fo:color="#FFFFFF" style:font-name="Calibri" style:font-name-asian="Calibri" style:font-name-complex="Calibri" style:font-family-generic="swiss"/>
    </style:style>
    <style:style style:name="ce37" style:family="table-cell" style:parent-style-name="_54_0_37__32_-_32__201_nfasis4" style:data-style-name="N14">
      <style:table-cell-properties fo:background-color="#8DC182"/>
      <style:text-properties style:font-name="Calibri" style:font-name-asian="Calibri" style:font-name-complex="Calibri" style:font-family-generic="swiss"/>
    </style:style>
    <style:style style:name="ce38" style:family="table-cell" style:parent-style-name="_54_0_37__32_-_32__201_nfasis4" style:data-style-name="N14">
      <style:table-cell-properties fo:border-top="none" fo:border-bottom="thin solid #C19859" fo:border-left="none" fo:border-right="none" fo:background-color="#8DC182"/>
      <style:text-properties style:font-name="Calibri" style:font-name-asian="Calibri" style:font-name-complex="Calibri" style:font-family-generic="swiss"/>
    </style:style>
    <style:style style:name="ce39" style:family="table-cell" style:parent-style-name="_201_nfasis3" style:data-style-name="N14">
      <style:table-cell-properties fo:border-top="none" fo:border-bottom="none" fo:border-left="none" fo:border-right="thin solid #604878" style:vertical-align="middle" fo:background-color="#1B587C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40" style:family="table-cell" style:parent-style-name="_201_nfasis2" style:data-style-name="N0">
      <style:table-cell-properties fo:border-top="thin solid #1B587C" fo:border-bottom="none" fo:border-left="none" fo:border-right="thin solid #604878" style:vertical-align="middle" fo:background-color="#9F2936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41" style:family="table-cell" style:parent-style-name="_54_0_37__32_-_32__201_nfasis2" style:data-style-name="N0">
      <style:table-cell-properties fo:background-color="#D96A75"/>
      <style:text-properties style:font-name="Calibri" style:font-name-asian="Calibri" style:font-name-complex="Calibri" style:font-family-generic="swiss"/>
    </style:style>
    <style:style style:name="ce42" style:family="table-cell" style:parent-style-name="_54_0_37__32_-_32__201_nfasis2" style:data-style-name="N0">
      <style:table-cell-properties fo:border-top="none" fo:border-bottom="none" fo:border-left="thin solid #1B587C" fo:border-right="none" fo:background-color="#D96A75"/>
      <style:text-properties style:font-name="Calibri" style:font-name-asian="Calibri" style:font-name-complex="Calibri" style:font-family-generic="swiss"/>
    </style:style>
    <style:style style:name="ce43" style:family="table-cell" style:parent-style-name="_54_0_37__32_-_32__201_nfasis2" style:data-style-name="N0">
      <style:table-cell-properties fo:border-top="none" fo:border-bottom="thin solid #1B587C" fo:border-left="thin solid #1B587C" fo:border-right="none" fo:background-color="#D96A75"/>
      <style:text-properties style:font-name="Calibri" style:font-name-asian="Calibri" style:font-name-complex="Calibri" style:font-family-generic="swiss"/>
    </style:style>
    <style:style style:name="ce44" style:family="table-cell" style:parent-style-name="_54_0_37__32_-_32__201_nfasis2" style:data-style-name="N0">
      <style:table-cell-properties fo:border-top="none" fo:border-bottom="thin solid #1B587C" fo:border-left="none" fo:border-right="none" fo:background-color="#D96A75"/>
      <style:text-properties style:font-name="Calibri" style:font-name-asian="Calibri" style:font-name-complex="Calibri" style:font-family-generic="swiss"/>
    </style:style>
    <style:style style:name="ce45" style:family="table-cell" style:parent-style-name="_54_0_37__32_-_32__201_nfasis2" style:data-style-name="N14">
      <style:table-cell-properties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6" style:family="table-cell" style:parent-style-name="_54_0_37__32_-_32__201_nfasis2" style:data-style-name="N14">
      <style:table-cell-properties fo:border-top="none" fo:border-bottom="thin solid #1B587C" fo:border-left="none" fo:border-right="none"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7" style:family="table-cell" style:parent-style-name="_54_0_37__32_-_32__201_nfasis5" style:data-style-name="N0">
      <style:table-cell-properties fo:border-top="none" fo:border-bottom="none" fo:border-left="thin solid #604878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" style:family="table-cell" style:parent-style-name="_54_0_37__32_-_32__201_nfasis5" style:data-style-name="N0">
      <style:table-cell-properties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9" style:family="table-cell" style:parent-style-name="_54_0_37__32_-_32__201_nfasis5" style:data-style-name="N0">
      <style:table-cell-properties fo:border-top="none" fo:border-bottom="thin solid #604878" fo:border-left="thin solid #604878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0" style:family="table-cell" style:parent-style-name="_54_0_37__32_-_32__201_nfasis5" style:data-style-name="N0">
      <style:table-cell-properties fo:border-top="none" fo:border-bottom="thin solid #604878" fo:border-left="none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1" style:family="table-cell" style:parent-style-name="_54_0_37__32_-_32__201_nfasis5" style:data-style-name="N14">
      <style:table-cell-properties fo:border-top="none" fo:border-bottom="none" fo:border-left="none" fo:border-right="thin solid #604878" fo:background-color="#9F88B7"/>
      <style:text-properties style:font-name="Calibri" style:font-name-asian="Calibri" style:font-name-complex="Calibri" style:font-family-generic="swiss"/>
    </style:style>
    <style:style style:name="ce52" style:family="table-cell" style:parent-style-name="_54_0_37__32_-_32__201_nfasis5" style:data-style-name="N14">
      <style:table-cell-properties fo:border-top="none" fo:border-bottom="thin solid #604878" fo:border-left="none" fo:border-right="thin solid #604878" fo:background-color="#9F88B7"/>
      <style:text-properties style:font-name="Calibri" style:font-name-asian="Calibri" style:font-name-complex="Calibri" style:font-family-generic="swiss"/>
    </style:style>
    <style:style style:name="ce53" style:family="table-cell" style:parent-style-name="Neutra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ce54" style:family="table-cell" style:parent-style-name="_54_0_37__32_-_32__201_nfasis2" style:data-style-name="N14">
      <style:table-cell-properties fo:border-top="none" fo:border-bottom="thin solid #1B587C" fo:border-left="none" fo:border-right="thin solid #604878"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5" style:family="table-cell" style:parent-style-name="_54_0_37__32_-_32__201_nfasis2" style:data-style-name="N14">
      <style:table-cell-properties fo:border-top="none" fo:border-bottom="none" fo:border-left="none" fo:border-right="thin solid #604878"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4.89479166666667cm" style:use-optimal-column-width="true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3.5189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6">
            <text:p>Empresa</text:p>
          </table:table-cell>
          <table:covered-table-cell/>
          <table:table-cell office:value-type="string" table:style-name="ce8">
            <text:p>Liquidez</text:p>
          </table:table-cell>
          <table:table-cell office:value-type="string" table:style-name="ce10">
            <text:p>Deuda</text:p>
          </table:table-cell>
          <table:table-cell office:value-type="string" table:number-columns-spanned="2" table:number-rows-spanned="1" table:style-name="ce11">
            <text:p>Utilización de Activos</text:p>
          </table:table-cell>
          <table:covered-table-cell/>
          <table:table-cell office:value-type="string" table:style-name="ce10">
            <text:p>Rentabilidad</text:p>
          </table:table-cell>
          <table:table-cell office:value-type="string" table:style-name="ce8">
            <text:p>Total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AXTEL</text:p>
          </table:table-cell>
          <table:covered-table-cell/>
          <table:table-cell office:value-type="percentage" office:value="0.2" table:style-name="ce2">
            <text:p>2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4" table:number-columns-spanned="2" table:number-rows-spanned="1" table:style-name="ce4">
            <text:p>4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BIMBO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GCARSO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AEROMEXICO</text:p>
          </table:table-cell>
          <table:covered-table-cell/>
          <table:table-cell office:value-type="percentage" office:value="0.2" table:style-name="ce2">
            <text:p>2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4" table:number-columns-spanned="2" table:number-rows-spanned="1" table:style-name="ce4">
            <text:p>4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FEMSA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LALA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CEMEX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CABLEVISION</text:p>
          </table:table-cell>
          <table:covered-table-cell/>
          <table:table-cell office:value-type="percentage" office:value="0.2" table:style-name="ce2">
            <text:p>2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4" table:number-columns-spanned="2" table:number-rows-spanned="1" table:style-name="ce4">
            <text:p>4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SORIANA</text:p>
          </table:table-cell>
          <table:covered-table-cell/>
          <table:table-cell office:value-type="percentage" office:value="0.3" table:style-name="ce2">
            <text:p>30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3" table:number-columns-spanned="2" table:number-rows-spanned="1" table:style-name="ce4">
            <text:p>3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">
            <text:p>TELEVISA</text:p>
          </table:table-cell>
          <table:covered-table-cell/>
          <table:table-cell office:value-type="percentage" office:value="0.25" table:style-name="ce2">
            <text:p>25.00%</text:p>
          </table:table-cell>
          <table:table-cell office:value-type="percentage" office:value="0.05" table:style-name="ce2">
            <text:p>5.00%</text:p>
          </table:table-cell>
          <table:table-cell office:value-type="percentage" office:value="0.4" table:number-columns-spanned="2" table:number-rows-spanned="1" table:style-name="ce4">
            <text:p>40.00%</text:p>
          </table:table-cell>
          <table:covered-table-cell/>
          <table:table-cell office:value-type="percentage" office:value="0.35" table:style-name="ce2">
            <text:p>35.00%</text:p>
          </table:table-cell>
          <table:table-cell office:value-type="percentage" office:value="1" table:style-name="ce2">
            <text:p>100.00%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Hoja1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16371" table:default-cell-style-name="ce1"/>
        <table:table-row table:style-name="ro2">
          <table:table-cell office:value-type="string" table:number-columns-spanned="2" table:number-rows-spanned="1" table:style-name="ce6">
            <text:p>Empresa</text:p>
          </table:table-cell>
          <table:covered-table-cell/>
          <table:table-cell office:value-type="string" table:style-name="ce14">
            <text:p>Liquidez (Valor)</text:p>
          </table:table-cell>
          <table:table-cell office:value-type="string" table:style-name="ce15">
            <text:p>Total</text:p>
          </table:table-cell>
          <table:table-cell office:value-type="string" table:style-name="ce19">
            <text:p>Liquidez</text:p>
          </table:table-cell>
          <table:table-cell office:value-type="string" table:style-name="ce35">
            <text:p>Deuda (Valor)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Deuda</text:p>
          </table:table-cell>
          <table:table-cell office:value-type="string" table:style-name="ce23">
            <text:p>Utilización de activos (Valor)</text:p>
          </table:table-cell>
          <table:table-cell office:value-type="string" table:style-name="ce24">
            <text:p>Total</text:p>
          </table:table-cell>
          <table:table-cell office:value-type="string" table:number-columns-spanned="2" table:number-rows-spanned="1" table:style-name="ce40">
            <text:p>Utilización de Activos</text:p>
          </table:table-cell>
          <table:covered-table-cell/>
          <table:table-cell office:value-type="string" table:style-name="ce27">
            <text:p>Rentabilidad (Valor)</text:p>
          </table:table-cell>
          <table:table-cell office:value-type="string" table:style-name="ce28">
            <text:p>Total</text:p>
          </table:table-cell>
          <table:table-cell office:value-type="string" table:style-name="ce29">
            <text:p>Rentabilidad</text:p>
          </table:table-cell>
          <table:table-cell office:value-type="string" table:style-name="ce9">
            <text:p>Total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AXTEL</text:p>
          </table:table-cell>
          <table:covered-table-cell/>
          <table:table-cell office:value-type="float" office:value="6.6" table:style-name="ce16">
            <text:p>6.6</text:p>
          </table:table-cell>
          <table:table-cell office:value-type="float" office:value="1.32" table:style-name="ce13">
            <text:p>1.32</text:p>
          </table:table-cell>
          <table:table-cell office:value-type="percentage" office:value="0.2" table:style-name="ce20">
            <text:p>2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20">
            <text:p>5.00%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1">
            <text:p>4</text:p>
          </table:table-cell>
          <table:table-cell office:value-type="percentage" office:value="0.4" table:number-columns-spanned="2" table:number-rows-spanned="1" table:style-name="ce39">
            <text:p>4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30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6">
            <text:p>BIMBO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1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37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55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51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GCARSO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0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20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39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30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6">
            <text:p>AEROMEXICO</text:p>
          </table:table-cell>
          <table:covered-table-cell/>
          <table:table-cell office:value-type="float" office:value="6.6" table:style-name="ce16">
            <text:p>6.6</text:p>
          </table:table-cell>
          <table:table-cell office:value-type="float" office:value="1.32" table:style-name="ce13">
            <text:p>1.32</text:p>
          </table:table-cell>
          <table:table-cell office:value-type="percentage" office:value="0.2" table:style-name="ce21">
            <text:p>2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37">
            <text:p>5.00%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1">
            <text:p>4</text:p>
          </table:table-cell>
          <table:table-cell office:value-type="percentage" office:value="0.4" table:number-columns-spanned="2" table:number-rows-spanned="1" table:style-name="ce55">
            <text:p>4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51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FEMSA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0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20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39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30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6">
            <text:p>LALA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1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37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55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51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CEMEX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0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20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39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30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6">
            <text:p>CABLEVISION</text:p>
          </table:table-cell>
          <table:covered-table-cell/>
          <table:table-cell office:value-type="float" office:value="6.6" table:style-name="ce16">
            <text:p>6.6</text:p>
          </table:table-cell>
          <table:table-cell office:value-type="float" office:value="1.32" table:style-name="ce13">
            <text:p>1.32</text:p>
          </table:table-cell>
          <table:table-cell office:value-type="percentage" office:value="0.2" table:style-name="ce21">
            <text:p>2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37">
            <text:p>5.00%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1">
            <text:p>4</text:p>
          </table:table-cell>
          <table:table-cell office:value-type="percentage" office:value="0.4" table:number-columns-spanned="2" table:number-rows-spanned="1" table:style-name="ce55">
            <text:p>4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51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SORIANA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3" table:style-name="ce13">
            <text:p>3</text:p>
          </table:table-cell>
          <table:table-cell office:value-type="percentage" office:value="0.3" table:style-name="ce20">
            <text:p>30.00%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2">
            <text:p>5</text:p>
          </table:table-cell>
          <table:table-cell office:value-type="percentage" office:value="0.05" table:style-name="ce20">
            <text:p>5.00%</text:p>
          </table:table-cell>
          <table:table-cell office:value-type="float" office:value="7.5" table:style-name="ce42">
            <text:p>7.5</text:p>
          </table:table-cell>
          <table:table-cell office:value-type="float" office:value="2.25" table:style-name="ce41">
            <text:p>2.25</text:p>
          </table:table-cell>
          <table:table-cell office:value-type="percentage" office:value="0.3" table:number-columns-spanned="2" table:number-rows-spanned="1" table:style-name="ce39">
            <text:p>30.00%</text:p>
          </table:table-cell>
          <table:covered-table-cell/>
          <table:table-cell office:value-type="float" office:value="10" table:style-name="ce47">
            <text:p>10</text:p>
          </table:table-cell>
          <table:table-cell office:value-type="float" office:value="3.5" table:style-name="ce48">
            <text:p>3.5</text:p>
          </table:table-cell>
          <table:table-cell office:value-type="percentage" office:value="0.35" table:style-name="ce30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6">
            <text:p>TELEVISA</text:p>
          </table:table-cell>
          <table:covered-table-cell/>
          <table:table-cell office:value-type="float" office:value="8.3000000000000007" table:style-name="ce17">
            <text:p>8.3</text:p>
          </table:table-cell>
          <table:table-cell office:value-type="float" office:value="2.0750000000000002" table:style-name="ce18">
            <text:p>2.075</text:p>
          </table:table-cell>
          <table:table-cell office:value-type="percentage" office:value="0.25" table:style-name="ce22">
            <text:p>25.00%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34">
            <text:p>5</text:p>
          </table:table-cell>
          <table:table-cell office:value-type="percentage" office:value="0.05" table:style-name="ce38">
            <text:p>5.00%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percentage" office:value="0.4" table:number-columns-spanned="2" table:number-rows-spanned="1" table:style-name="ce54">
            <text:p>40.00%</text:p>
          </table:table-cell>
          <table:covered-table-cell/>
          <table:table-cell office:value-type="float" office:value="10" table:style-name="ce49">
            <text:p>10</text:p>
          </table:table-cell>
          <table:table-cell office:value-type="float" office:value="3.5" table:style-name="ce50">
            <text:p>3.5</text:p>
          </table:table-cell>
          <table:table-cell office:value-type="percentage" office:value="0.35" table:style-name="ce52">
            <text:p>35.00%</text:p>
          </table:table-cell>
          <table:table-cell office:value-type="percentage" office:value="1" table:style-name="ce12">
            <text:p>100.00%</text:p>
          </table:table-cell>
          <table:table-cell table:number-columns-repeated="16368"/>
        </table:table-row>
        <table:table-row table:style-name="ro2">
          <table:table-cell office:value-type="string" table:style-name="ce7">
            <text:p>Sumas</text:p>
          </table:table-cell>
          <table:table-cell table:number-columns-repeated="2" table:style-name="ce7"/>
          <table:table-cell office:value-type="float" office:value="24.035" table:formula="of:=[.D2]+[.D3]+[.D4]+[.D5]+[.D6]+[.D7]+[.D8]+[.D9]+[.D10]+[.D11]" table:style-name="ce7">
            <text:p>24.035</text:p>
          </table:table-cell>
          <table:table-cell table:number-columns-repeated="2" table:style-name="ce7"/>
          <table:table-cell office:value-type="float" office:value="50" table:formula="of:=[.G2]+[.G3]+[.G4]+[.G5]+[.G6]+[.G7]+[.G8]+[.G9]+[.G10]+[.G11]" table:style-name="ce7">
            <text:p>50</text:p>
          </table:table-cell>
          <table:table-cell table:number-columns-repeated="2" table:style-name="ce7"/>
          <table:table-cell office:value-type="float" office:value="29.5" table:formula="of:=[.J2]+[.J3]+[.J4]+[.J5]+[.J6]+[.J7]+[.J8]+[.J9]+[.J10]+[.J11]" table:style-name="ce7">
            <text:p>29.5</text:p>
          </table:table-cell>
          <table:table-cell table:number-columns-repeated="3" table:style-name="ce7"/>
          <table:table-cell office:value-type="float" office:value="35" table:formula="of:=[.N2]+[.N3]+[.N4]+[.N5]+[.N6]+[.N7]+[.N8]+[.N9]+[.N10]+[.N11]" table:style-name="ce7">
            <text:p>35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3">
            <text:p>Promedio</text:p>
          </table:table-cell>
          <table:table-cell table:number-columns-repeated="2" table:style-name="ce53"/>
          <table:table-cell office:value-type="float" office:value="2.4035000000000002" table:formula="of:=[.D12]/10" table:style-name="ce53">
            <text:p>2.4035</text:p>
          </table:table-cell>
          <table:table-cell table:number-columns-repeated="2" table:style-name="ce53"/>
          <table:table-cell office:value-type="float" office:value="5" table:formula="of:=[.G12]/10" table:style-name="ce53">
            <text:p>5</text:p>
          </table:table-cell>
          <table:table-cell table:number-columns-repeated="2" table:style-name="ce53"/>
          <table:table-cell office:value-type="float" office:value="2.95" table:formula="of:=[.J12]/10" table:style-name="ce53">
            <text:p>2.95</text:p>
          </table:table-cell>
          <table:table-cell table:number-columns-repeated="3" table:style-name="ce53"/>
          <table:table-cell office:value-type="float" office:value="3.5" table:formula="of:=[.N12]/10" table:style-name="ce53">
            <text:p>3.5</text:p>
          </table:table-cell>
          <table:table-cell table:number-columns-repeated="1637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_54_0_37__32_-_32__201_nfasis1" style:display-name="60% - Énfasis1" style:family="table-cell" style:data-style-name="N0">
      <style:table-cell-properties fo:background-color="#FAB067"/>
      <style:text-properties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fo:background-color="#D96A75"/>
      <style:text-properties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fo:background-color="#8DC182"/>
      <style:text-properties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fo:background-color="#9F88B7"/>
      <style:text-properties style:font-name="Calibri" style:font-name-asian="Calibri" style:font-name-complex="Calibri" style:font-family-generic="swiss"/>
    </style: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_201_nfasis1" style:display-name="Énfasis1" style:family="table-cell" style:data-style-name="N0">
      <style:table-cell-properties fo:background-color="#F07F0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fo:background-color="#9F2936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fo:background-color="#4E8542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fo:background-color="#604878"/>
      <style:text-properties fo:color="#FFFFFF" style:font-name="Calibri" style:font-name-asian="Calibri" style:font-name-complex="Calibri" style:font-family-generic="swiss"/>
    </style:style>
    <style:style style:name="Estilo_32_1" style:display-name="Estilo 1" style:family="table-cell" style:data-style-name="N0">
      <style:table-cell-properties style:vertical-align="automatic" fo:background-color="#FFFF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f07f09" draw:opacity="100%" draw:stroke="solid" svg:stroke-width="0.01389in" svg:stroke-color="#b05c05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Emmily</dc:creator>
    <meta:creation-date>2017-04-06T19:41:15Z</meta:creation-date>
    <dc:date>2017-04-07T06:05:47Z</dc:date>
    <meta:editing-cycles>1</meta:editing-cycles>
    <meta:editing-duration>PT409S</meta:editing-duration>
  </office:meta>
</office:document-meta>
</file>